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5A0000015A145B3093E5451803.png" manifest:media-type="image/png"/>
  <manifest:file-entry manifest:full-path="Pictures/10000201000000CB00000037A178B10EE68B26F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d13f4" officeooo:paragraph-rsid="006d13f4"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9d8bd" officeooo:paragraph-rsid="0069d8b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6a6002" officeooo:paragraph-rsid="0069d8bd" style:font-size-asian="20pt" style:font-weight-asian="bold" style:font-size-complex="20pt" style:font-weight-complex="bold"/>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Standard">
      <style:paragraph-properties fo:text-align="end" style:justify-single-word="false"/>
      <style:text-properties officeooo:rsid="006baad2" officeooo:paragraph-rsid="006baad2"/>
    </style:style>
    <style:style style:name="P16" style:family="paragraph" style:parent-style-name="Standard">
      <style:paragraph-properties fo:text-align="end" style:justify-single-word="false"/>
      <style:text-properties fo:font-style="italic" officeooo:rsid="006baad2" officeooo:paragraph-rsid="006baad2" style:font-style-asian="italic" style:font-style-complex="italic"/>
    </style:style>
    <style:style style:name="P17" style:family="paragraph" style:parent-style-name="Table_20_Contents">
      <style:paragraph-properties fo:text-align="center" style:justify-single-word="false"/>
      <style:text-properties fo:font-size="8pt" fo:font-weight="bold" officeooo:rsid="006d7899" officeooo:paragraph-rsid="006d7899" style:font-size-asian="8pt" style:font-weight-asian="bold" style:font-size-complex="8pt" style:font-weight-complex="bold"/>
    </style:style>
    <style:style style:name="P18" style:family="paragraph" style:parent-style-name="Table_20_Contents">
      <style:paragraph-properties fo:text-align="center" style:justify-single-word="false"/>
      <style:text-properties fo:font-size="8pt" style:font-size-asian="8pt" style:font-size-complex="8pt"/>
    </style:style>
    <style:style style:name="P1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0" style:family="paragraph" style:parent-style-name="Table_20_Contents">
      <style:text-properties fo:font-size="7pt" style:font-size-asian="7pt" style:font-size-complex="7pt"/>
    </style:style>
    <style:style style:name="P21"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2" style:family="paragraph" style:parent-style-name="Table_20_Contents">
      <style:text-properties style:font-name="DejaVu Sans2" fo:font-size="10pt" style:font-size-asian="10pt" style:font-size-complex="10pt"/>
    </style:style>
    <style:style style:name="P23" style:family="paragraph" style:parent-style-name="Table_20_Contents">
      <style:paragraph-properties fo:text-align="center" style:justify-single-word="false"/>
      <style:text-properties style:font-name="DejaVu Sans2" fo:font-size="10pt" style:font-size-asian="10pt" style:font-size-complex="10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officeooo:rsid="0069d8bd" officeooo:paragraph-rsid="0069d8bd"/>
    </style:style>
    <style:style style:name="P28" style:family="paragraph" style:parent-style-name="Table_20_Contents">
      <style:text-properties officeooo:rsid="0069d8bd" officeooo:paragraph-rsid="0069d8bd"/>
    </style:style>
    <style:style style:name="P29" style:family="paragraph" style:parent-style-name="Frame_20_contents">
      <style:paragraph-properties fo:text-align="end" style:justify-single-word="false"/>
      <style:text-properties officeooo:paragraph-rsid="00242b3f"/>
    </style:style>
    <style:style style:name="P3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3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3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3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34" style:family="paragraph" style:parent-style-name="Text_20_body">
      <style:paragraph-properties fo:text-align="center" style:justify-single-word="false"/>
      <style:text-properties style:font-name="DejaVu Sans1" fo:font-size="10pt" style:font-size-asian="10pt" style:font-size-complex="10pt"/>
    </style:style>
    <style:style style:name="P35" style:family="paragraph" style:parent-style-name="Text_20_body">
      <style:text-properties officeooo:rsid="00486249" officeooo:paragraph-rsid="004b8f2c"/>
    </style:style>
    <style:style style:name="P36" style:family="paragraph" style:parent-style-name="Text_20_body">
      <style:text-properties officeooo:paragraph-rsid="004b8f2c"/>
    </style:style>
    <style:style style:name="P37" style:family="paragraph" style:parent-style-name="Text_20_body">
      <style:text-properties officeooo:paragraph-rsid="004e1cbe"/>
    </style:style>
    <style:style style:name="P38" style:family="paragraph" style:parent-style-name="Text_20_body">
      <style:text-properties fo:language="fr" fo:country="FR" officeooo:rsid="00656d61" officeooo:paragraph-rsid="00656d61" fo:background-color="transparent"/>
    </style:style>
    <style:style style:name="P39" style:family="paragraph" style:parent-style-name="Text_20_body">
      <style:text-properties fo:language="fr" fo:country="FR" officeooo:paragraph-rsid="005e0702"/>
    </style:style>
    <style:style style:name="P40" style:family="paragraph" style:parent-style-name="Text_20_body">
      <style:text-properties officeooo:paragraph-rsid="00528e40"/>
    </style:style>
    <style:style style:name="P41" style:family="paragraph" style:parent-style-name="Text_20_body">
      <style:text-properties officeooo:rsid="00545331" officeooo:paragraph-rsid="00545331"/>
    </style:style>
    <style:style style:name="P42" style:family="paragraph" style:parent-style-name="Text_20_body">
      <style:text-properties officeooo:rsid="00564c62" officeooo:paragraph-rsid="00564c62"/>
    </style:style>
    <style:style style:name="P43" style:family="paragraph" style:parent-style-name="Text_20_body">
      <style:paragraph-properties fo:text-align="center" style:justify-single-word="false"/>
      <style:text-properties officeooo:rsid="0057e8f8" officeooo:paragraph-rsid="0057e8f8"/>
    </style:style>
    <style:style style:name="P44" style:family="paragraph" style:parent-style-name="Text_20_body">
      <style:text-properties officeooo:rsid="00584bdd" officeooo:paragraph-rsid="00584bdd"/>
    </style:style>
    <style:style style:name="P45" style:family="paragraph" style:parent-style-name="Text_20_body">
      <style:text-properties officeooo:rsid="005b9416" officeooo:paragraph-rsid="005b9416"/>
    </style:style>
    <style:style style:name="P46" style:family="paragraph" style:parent-style-name="Text_20_body">
      <style:text-properties officeooo:paragraph-rsid="005e0702"/>
    </style:style>
    <style:style style:name="P47" style:family="paragraph" style:parent-style-name="Text_20_body">
      <style:text-properties officeooo:paragraph-rsid="005e4d22"/>
    </style:style>
    <style:style style:name="P48" style:family="paragraph" style:parent-style-name="Text_20_body">
      <style:paragraph-properties fo:text-align="center" style:justify-single-word="false"/>
      <style:text-properties officeooo:rsid="006061b7" officeooo:paragraph-rsid="006061b7"/>
    </style:style>
    <style:style style:name="P49" style:family="paragraph" style:parent-style-name="Text_20_body">
      <style:text-properties officeooo:paragraph-rsid="0062c995"/>
    </style:style>
    <style:style style:name="P50" style:family="paragraph" style:parent-style-name="Text_20_body">
      <style:text-properties officeooo:rsid="0064ac5c" officeooo:paragraph-rsid="0064ac5c"/>
    </style:style>
    <style:style style:name="P51" style:family="paragraph" style:parent-style-name="Text_20_body">
      <style:paragraph-properties fo:text-align="center" style:justify-single-word="false"/>
      <style:text-properties officeooo:rsid="00528e40" officeooo:paragraph-rsid="00528e40"/>
    </style:style>
    <style:style style:name="P52" style:family="paragraph" style:parent-style-name="Text_20_body">
      <style:text-properties officeooo:rsid="006e9b02" officeooo:paragraph-rsid="006e9b02"/>
    </style:style>
    <style:style style:name="P53" style:family="paragraph" style:parent-style-name="Balise">
      <style:text-properties style:use-window-font-color="true"/>
    </style:style>
    <style:style style:name="P54" style:family="paragraph" style:parent-style-name="Code">
      <style:text-properties style:font-name="DejaVu Sans1" fo:font-size="10pt" style:font-size-asian="10pt" style:font-size-complex="10pt"/>
    </style:style>
    <style:style style:name="P55" style:family="paragraph" style:parent-style-name="Standard">
      <style:paragraph-properties fo:break-before="page"/>
    </style:style>
    <style:style style:name="P56" style:family="paragraph" style:parent-style-name="Tableau_20_entête">
      <style:paragraph-properties fo:text-align="center" style:justify-single-word="false"/>
    </style:style>
    <style:style style:name="P57" style:family="paragraph" style:parent-style-name="Contents_20_1">
      <style:paragraph-properties>
        <style:tab-stops>
          <style:tab-stop style:position="17.403cm" style:type="right" style:leader-style="dotted" style:leader-text="."/>
        </style:tab-stops>
      </style:paragraph-properties>
    </style:style>
    <style:style style:name="P58" style:family="paragraph" style:parent-style-name="Contents_20_3">
      <style:paragraph-properties>
        <style:tab-stops>
          <style:tab-stop style:position="16.404cm" style:type="right" style:leader-style="dotted" style:leader-text="."/>
        </style:tab-stops>
      </style:paragraph-properties>
    </style:style>
    <style:style style:name="P59" style:family="paragraph" style:parent-style-name="Contents_20_2">
      <style:paragraph-properties>
        <style:tab-stops>
          <style:tab-stop style:position="16.903cm" style:type="right" style:leader-style="dotted" style:leader-text="."/>
        </style:tab-stops>
      </style:paragraph-properties>
    </style:style>
    <style:style style:name="P60" style:family="paragraph" style:parent-style-name="Contents_20_4">
      <style:paragraph-properties>
        <style:tab-stops>
          <style:tab-stop style:position="15.905cm" style:type="right" style:leader-style="dotted" style:leader-text="."/>
        </style:tab-stops>
      </style:paragraph-properties>
    </style:style>
    <style:style style:name="P61" style:family="paragraph" style:parent-style-name="Text_20_body">
      <style:paragraph-properties fo:margin-top="0cm" fo:margin-bottom="0cm" loext:contextual-spacing="false"/>
      <style:text-properties fo:font-style="normal" fo:font-weight="normal" officeooo:rsid="00528e40" officeooo:paragraph-rsid="00528e40" style:font-style-asian="normal" style:font-weight-asian="normal" style:font-style-complex="normal" style:font-weight-complex="normal"/>
    </style:style>
    <style:style style:name="P62" style:family="paragraph" style:parent-style-name="Text_20_body" style:list-style-name="L1">
      <style:text-properties officeooo:rsid="00486249" officeooo:paragraph-rsid="004b8f2c"/>
    </style:style>
    <style:style style:name="P63" style:family="paragraph" style:parent-style-name="Text_20_body" style:list-style-name="L2">
      <style:text-properties officeooo:paragraph-rsid="004b8f2c"/>
    </style:style>
    <style:style style:name="P64" style:family="paragraph" style:parent-style-name="Text_20_body" style:list-style-name="L2">
      <style:text-properties officeooo:paragraph-rsid="006ff3f0"/>
    </style:style>
    <style:style style:name="P65" style:family="paragraph" style:parent-style-name="Text_20_body" style:list-style-name="L2">
      <style:text-properties officeooo:paragraph-rsid="006f2dd0"/>
    </style:style>
    <style:style style:name="P66" style:family="paragraph" style:parent-style-name="Text_20_body" style:list-style-name="L5">
      <style:text-properties fo:language="fr" fo:country="FR" officeooo:paragraph-rsid="005e0702"/>
    </style:style>
    <style:style style:name="P67" style:family="paragraph" style:parent-style-name="Text_20_body" style:list-style-name="L5">
      <style:text-properties style:font-name="Courier New" fo:language="fr" fo:country="FR" officeooo:paragraph-rsid="005e0702"/>
    </style:style>
    <style:style style:name="P68" style:family="paragraph" style:parent-style-name="Text_20_body" style:list-style-name="L3" style:master-page-name="">
      <style:paragraph-properties fo:margin-top="0cm" fo:margin-bottom="0cm" loext:contextual-spacing="false" style:page-number="auto"/>
      <style:text-properties officeooo:paragraph-rsid="00528e40"/>
    </style:style>
    <style:style style:name="P69" style:family="paragraph" style:parent-style-name="Text_20_body" style:list-style-name="L3">
      <style:paragraph-properties fo:margin-top="0cm" fo:margin-bottom="0cm" loext:contextual-spacing="false"/>
      <style:text-properties officeooo:paragraph-rsid="00528e40"/>
    </style:style>
    <style:style style:name="P70" style:family="paragraph" style:parent-style-name="Text_20_body" style:list-style-name="L4">
      <style:paragraph-properties fo:margin-top="0cm" fo:margin-bottom="0cm" loext:contextual-spacing="false"/>
      <style:text-properties officeooo:paragraph-rsid="005e4d22"/>
    </style:style>
    <style:style style:name="P71" style:family="paragraph" style:parent-style-name="Heading_20_1">
      <style:text-properties officeooo:rsid="003b1bfb" officeooo:paragraph-rsid="004e1cbe"/>
    </style:style>
    <style:style style:name="P72" style:family="paragraph" style:parent-style-name="Heading_20_1">
      <style:text-properties officeooo:rsid="003b1bfb" officeooo:paragraph-rsid="005e0702"/>
    </style:style>
    <style:style style:name="P73" style:family="paragraph" style:parent-style-name="Heading_20_1">
      <style:text-properties officeooo:rsid="00564c62" officeooo:paragraph-rsid="0057e8f8"/>
    </style:style>
    <style:style style:name="P74" style:family="paragraph" style:parent-style-name="Heading_20_1">
      <style:text-properties officeooo:paragraph-rsid="0062c995"/>
    </style:style>
    <style:style style:name="P75" style:family="paragraph" style:parent-style-name="Heading_20_1">
      <style:paragraph-properties fo:break-before="page"/>
      <style:text-properties fo:color="#ffffff"/>
    </style:style>
    <style:style style:name="P76" style:family="paragraph" style:parent-style-name="Heading_20_2">
      <style:text-properties officeooo:paragraph-rsid="004b8f2c"/>
    </style:style>
    <style:style style:name="P77" style:family="paragraph" style:parent-style-name="Heading_20_2">
      <style:text-properties officeooo:rsid="004e1cbe" officeooo:paragraph-rsid="004e1cbe"/>
    </style:style>
    <style:style style:name="P78" style:family="paragraph" style:parent-style-name="Heading_20_2">
      <style:text-properties officeooo:rsid="0056cf71" officeooo:paragraph-rsid="0056cf71"/>
    </style:style>
    <style:style style:name="P79" style:family="paragraph" style:parent-style-name="Heading_20_2">
      <style:text-properties officeooo:rsid="006061b7" officeooo:paragraph-rsid="006061b7"/>
    </style:style>
    <style:style style:name="P80" style:family="paragraph" style:parent-style-name="Heading_20_2">
      <style:text-properties officeooo:rsid="00612c07" officeooo:paragraph-rsid="00612c07"/>
    </style:style>
    <style:style style:name="P81" style:family="paragraph" style:parent-style-name="Heading_20_2">
      <style:text-properties officeooo:paragraph-rsid="0062c995"/>
    </style:style>
    <style:style style:name="P82" style:family="paragraph" style:parent-style-name="Heading_20_2">
      <style:text-properties officeooo:rsid="0064ac5c"/>
    </style:style>
    <style:style style:name="P83" style:family="paragraph" style:parent-style-name="Heading_20_2" style:master-page-name="">
      <style:paragraph-properties style:page-number="auto" fo:break-before="auto" fo:break-after="auto"/>
      <style:text-properties officeooo:paragraph-rsid="005e0702"/>
    </style:style>
    <style:style style:name="P84" style:family="paragraph" style:parent-style-name="Heading_20_3">
      <style:text-properties officeooo:rsid="004e1cbe" officeooo:paragraph-rsid="004e1cbe"/>
    </style:style>
    <style:style style:name="P85" style:family="paragraph" style:parent-style-name="Heading_20_3">
      <style:text-properties officeooo:paragraph-rsid="005e0702"/>
    </style:style>
    <style:style style:name="P86" style:family="paragraph" style:parent-style-name="Heading_20_3">
      <style:text-properties officeooo:paragraph-rsid="0062c995"/>
    </style:style>
    <style:style style:name="P87" style:family="paragraph" style:parent-style-name="Heading_20_3">
      <style:text-properties officeooo:rsid="0062c995" officeooo:paragraph-rsid="0062c995"/>
    </style:style>
    <style:style style:name="P88" style:family="paragraph" style:parent-style-name="Heading_20_4">
      <style:text-properties officeooo:rsid="004e1cbe" officeooo:paragraph-rsid="004e1cbe"/>
    </style:style>
    <style:style style:name="P89" style:family="paragraph" style:parent-style-name="Heading_20_4">
      <style:text-properties officeooo:paragraph-rsid="0062c995"/>
    </style:style>
    <style:style style:name="P90" style:family="paragraph" style:parent-style-name="Preformatted_20_Text" style:list-style-name="L5">
      <style:text-properties fo:language="fr" fo:country="FR" officeooo:paragraph-rsid="00604b1b"/>
    </style:style>
    <style:style style:name="T1" style:family="text">
      <style:text-properties officeooo:rsid="006d7899"/>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T4" style:family="text">
      <style:text-properties officeooo:rsid="001b7e3f"/>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103c23" style:font-weight-asian="bold" style:font-weight-complex="bold"/>
    </style:style>
    <style:style style:name="T9" style:family="text">
      <style:text-properties fo:font-weight="bold" officeooo:rsid="004cff04" style:font-weight-asian="bold" style:font-weight-complex="bold"/>
    </style:style>
    <style:style style:name="T10" style:family="text">
      <style:text-properties fo:font-weight="bold" officeooo:rsid="00564c62" style:font-weight-asian="bold" style:font-weight-complex="bold"/>
    </style:style>
    <style:style style:name="T11" style:family="text">
      <style:text-properties fo:font-weight="bold" officeooo:rsid="005e0702" style:font-weight-asian="bold" style:font-weight-complex="bold"/>
    </style:style>
    <style:style style:name="T12" style:family="text">
      <style:text-properties fo:font-weight="bold" officeooo:rsid="005e4d22" style:font-weight-asian="bold" style:font-weight-complex="bold"/>
    </style:style>
    <style:style style:name="T13" style:family="text">
      <style:text-properties fo:font-weight="bold" officeooo:rsid="006bfa04" style:font-weight-asian="bold" style:font-weight-complex="bold"/>
    </style:style>
    <style:style style:name="T14" style:family="text">
      <style:text-properties fo:font-weight="bold" officeooo:rsid="006ac127" style:font-weight-asian="bold" style:font-weight-complex="bold"/>
    </style:style>
    <style:style style:name="T15" style:family="text">
      <style:text-properties officeooo:rsid="00103c23"/>
    </style:style>
    <style:style style:name="T16" style:family="text">
      <style:text-properties officeooo:rsid="004b8f2c"/>
    </style:style>
    <style:style style:name="T17" style:family="text">
      <style:text-properties officeooo:rsid="004cff04"/>
    </style:style>
    <style:style style:name="T18" style:family="text">
      <style:text-properties officeooo:rsid="00528e4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564c62"/>
    </style:style>
    <style:style style:name="T23" style:family="text">
      <style:text-properties officeooo:rsid="00584bdd"/>
    </style:style>
    <style:style style:name="T24" style:family="text">
      <style:text-properties officeooo:rsid="005d43db"/>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5e0702" style:font-weight-asian="normal" style:font-weight-complex="normal"/>
    </style:style>
    <style:style style:name="T28" style:family="text">
      <style:text-properties style:font-name="Courier New" style:font-name-asian="Courier New" style:font-name-complex="Courier New"/>
    </style:style>
    <style:style style:name="T29" style:family="text">
      <style:text-properties style:font-name="Courier New" fo:font-style="italic" style:font-name-asian="Courier New" style:font-style-asian="italic" style:font-name-complex="Courier New" style:font-style-complex="italic"/>
    </style:style>
    <style:style style:name="T30" style:family="text">
      <style:text-properties officeooo:rsid="005e0702"/>
    </style:style>
    <style:style style:name="T31" style:family="text">
      <style:text-properties officeooo:rsid="00604b1b"/>
    </style:style>
    <style:style style:name="T32" style:family="text">
      <style:text-properties officeooo:rsid="006061b7"/>
    </style:style>
    <style:style style:name="T33" style:family="text">
      <style:text-properties officeooo:rsid="0062c995"/>
    </style:style>
    <style:style style:name="T34" style:family="text">
      <style:text-properties officeooo:rsid="0069d8bd"/>
    </style:style>
    <style:style style:name="T35" style:family="text">
      <style:text-properties officeooo:rsid="006ae6e4"/>
    </style:style>
    <style:style style:name="T36" style:family="text">
      <style:text-properties officeooo:rsid="006e4d63"/>
    </style:style>
    <style:style style:name="T37" style:family="text">
      <style:text-properties officeooo:rsid="006e9b02"/>
    </style:style>
    <style:style style:name="T38" style:family="text">
      <style:text-properties officeooo:rsid="006bfa04"/>
    </style:style>
    <style:style style:name="T39" style:family="text">
      <style:text-properties officeooo:rsid="006ac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1">DOCUMENTATION <text:span text:style-name="T34">TECHNIQUE</text:span></text:p>
            <text:p text:style-name="P11">D<text:span text:style-name="T36">U</text:span> SYSTÈME DE GESTION DE PIZZERIA</text:p>
            <text:p text:style-name="P7"/>
            <text:p text:style-name="P8"><text:title>Dossier de conception technique</text:title></text:p>
            <text:p text:style-name="P7"/>
            <text:p text:style-name="P7">Version <text:span text:style-name="T35">2</text:span></text:p>
          </table:table-cell>
        </table:table-row>
        <table:table-row table:style-name="Tableau12.2">
          <table:table-cell table:style-name="Tableau12.A1" office:value-type="string">
            <text:p text:style-name="P12">Auteur</text:p>
            <text:p text:style-name="P15">Thomas</text:p>
            <text:p text:style-name="P16">Développeur web</text:p>
          </table:table-cell>
        </table:table-row>
      </table:table>
      <text:p text:style-name="P14"/>
      <text:p text:style-name="P13"/>
      <text:p text:style-name="P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7">1 -Versions<text:tab/>3</text:p>
          <text:p text:style-name="P57">2 -Introduction<text:tab/>4</text:p>
          <text:p text:style-name="P59">2.1 -Objet du document<text:tab/>4</text:p>
          <text:p text:style-name="P59">2.2 -Références<text:tab/>4</text:p>
          <text:p text:style-name="P57">3 -Architecture Technique<text:tab/>5</text:p>
          <text:p text:style-name="P59">3.1 -Composants généraux<text:tab/>5</text:p>
          <text:p text:style-name="P58">3.1.1 -Package A<text:tab/>5</text:p>
          <text:p text:style-name="P60">3.1.1.1 -Composant X<text:tab/>5</text:p>
          <text:p text:style-name="P60">3.1.1.2 -Composant Y<text:tab/>5</text:p>
          <text:p text:style-name="P58">3.1.2 -Package B<text:tab/>5</text:p>
          <text:p text:style-name="P60">3.1.2.1 -Composant Z<text:tab/>5</text:p>
          <text:p text:style-name="P59">3.2 -Application Web<text:tab/>5</text:p>
          <text:p text:style-name="P58">3.2.1 -Composants X<text:tab/>5</text:p>
          <text:p text:style-name="P58">3.2.2 -Composants Y et Z<text:tab/>5</text:p>
          <text:p text:style-name="P59">3.3 -Application XXX...<text:tab/>5</text:p>
          <text:p text:style-name="P57">4 -Architecture de Déploiement<text:tab/>6</text:p>
          <text:p text:style-name="P59">4.1 -Serveur de Base de données<text:tab/>6</text:p>
          <text:p text:style-name="P59">4.2 -Serveur XXX<text:tab/>6</text:p>
          <text:p text:style-name="P57">5 -Architecture logicielle<text:tab/>7</text:p>
          <text:p text:style-name="P59">5.1 -Principes généraux<text:tab/>7</text:p>
          <text:p text:style-name="P58">5.1.1 -Les couches<text:tab/>7</text:p>
          <text:p text:style-name="P58">5.1.2 -Les modules<text:tab/>7</text:p>
          <text:p text:style-name="P58">5.1.3 -Structure des sources<text:tab/>7</text:p>
          <text:p text:style-name="P59">5.2 -Application Web<text:tab/>8</text:p>
          <text:p text:style-name="P59">5.3 -Application Xxx<text:tab/>8</text:p>
          <text:p text:style-name="P57">6 -Points particuliers<text:tab/>9</text:p>
          <text:p text:style-name="P59">6.1 -Gestion des logs<text:tab/>9</text:p>
          <text:p text:style-name="P59">6.2 -Fichiers de configuration<text:tab/>9</text:p>
          <text:p text:style-name="P58">6.2.1 -Application web<text:tab/>9</text:p>
          <text:p text:style-name="P60">6.2.1.1 -Datasources<text:tab/>9</text:p>
          <text:p text:style-name="P60">6.2.1.2 -Fichier xxx.yyy<text:tab/>9</text:p>
          <text:p text:style-name="P58">6.2.2 -Application Xxx<text:tab/>9</text:p>
          <text:p text:style-name="P59">6.3 -Ressources<text:tab/>9</text:p>
          <text:p text:style-name="P59">6.4 -Environnement de développement<text:tab/>9</text:p>
          <text:p text:style-name="P59">6.5 -Procédure de packaging / livraison<text:tab/>9</text:p>
          <text:p text:style-name="P59">6.6 -XXX<text:tab/>9</text:p>
          <text:p text:style-name="P57">7 -Glossaire<text:tab/>10</text:p>
        </text:index-body>
      </text:table-of-content>
      <text:p text:style-name="P53"/>
      <text:p text:style-name="P53"/>
      <text:h text:style-name="P75"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6">Auteur</text:p>
          </table:table-cell>
          <table:table-cell table:style-name="Tableau7.A1" office:value-type="string">
            <text:p text:style-name="P56">Date</text:p>
          </table:table-cell>
          <table:table-cell table:style-name="Tableau7.A1" office:value-type="string">
            <text:p text:style-name="Tableau_20_entête">Description</text:p>
          </table:table-cell>
          <table:table-cell table:style-name="Tableau7.A1" office:value-type="string">
            <text:p text:style-name="P56">Version</text:p>
          </table:table-cell>
        </table:table-row>
        <table:table-row table:style-name="Tableau7.2">
          <table:table-cell table:style-name="Tableau7.A2" office:value-type="string">
            <text:p text:style-name="P27">Thomas</text:p>
          </table:table-cell>
          <table:table-cell table:style-name="Tableau7.B2" office:value-type="string">
            <text:p text:style-name="P27">15/09/201<text:span text:style-name="T36">8</text:span></text:p>
          </table:table-cell>
          <table:table-cell table:style-name="Tableau7.C2" office:value-type="string">
            <text:p text:style-name="Table_20_Contents">Création du document</text:p>
          </table:table-cell>
          <table:table-cell table:style-name="Tableau7.D2" office:value-type="string">
            <text:p text:style-name="P27">1</text:p>
          </table:table-cell>
        </table:table-row>
        <table:table-row table:style-name="Tableau7.2">
          <table:table-cell table:style-name="Tableau7.A5" office:value-type="string">
            <text:p text:style-name="P27">Thomas</text:p>
          </table:table-cell>
          <table:table-cell table:style-name="Tableau7.B5" office:value-type="string">
            <text:p text:style-name="P27">15/09/2019</text:p>
          </table:table-cell>
          <table:table-cell table:style-name="Tableau7.C5" office:value-type="string">
            <text:p text:style-name="P28">Rectification des diagrammes et ajustements</text:p>
          </table:table-cell>
          <table:table-cell table:style-name="Tableau7.D5" office:value-type="string">
            <text:p text:style-name="P27">2</text:p>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row table:style-name="Tableau7.2">
          <table:table-cell table:style-name="Tableau7.A5" office:value-type="string">
            <text:p text:style-name="P24"/>
          </table:table-cell>
          <table:table-cell table:style-name="Tableau7.B5" office:value-type="string">
            <text:p text:style-name="P24"/>
          </table:table-cell>
          <table:table-cell table:style-name="Tableau7.C5" office:value-type="string">
            <text:p text:style-name="Table_20_Contents"/>
          </table:table-cell>
          <table:table-cell table:style-name="Tableau7.D5" office:value-type="string">
            <text:p text:style-name="P24"/>
          </table:table-cell>
        </table:table-row>
      </table:table>
      <text:p text:style-name="P54"/>
      <text:p text:style-name="P34"/>
      <text:h text:style-name="Heading_20_1" text:outline-level="1">Introduction</text:h>
      <text:h text:style-name="Heading_20_2" text:outline-level="2">Objet du document</text:h>
      <text:p text:style-name="Text_20_body">Le présent document constitue le <text:span text:style-name="T16">dossier de conception technique </text:span>de l'application <text:span text:style-name="T37">OC Pizza en ligne</text:span></text:p>
      <text:p text:style-name="P52">Ce document a pour objectif de présenter la réalisation technique de l’application au travers de diagramme UML et de schéma physique de données, seront ici évoqués les composants utilisés, le déploiement, la base de données dans son ensemble.</text:p>
      <text:p text:style-name="P35">Les éléments du présents dossiers découlent :</text:p>
      <text:list xml:id="list6141197250407837290" text:style-name="L1">
        <text:list-item>
          <text:p text:style-name="P62">d<text:span text:style-name="T37">e l’analyse des besoins de votre part</text:span></text:p>
          <text:p text:style-name="P62"/>
        </text:list-item>
      </text:list>
      <text:h text:style-name="P76" text:outline-level="2">Références</text:h>
      <text:p text:style-name="P36">Pour de plus amples informations, se référer <text:span text:style-name="T17">également aux éléments suivants</text:span>:</text:p>
      <text:list xml:id="list4947853851532418452" text:style-name="L2">
        <text:list-item>
          <text:p text:style-name="P63"><text:span text:style-name="T7">D</text:span><text:span text:style-name="T9">CF</text:span><text:span text:style-name="T7"> - </text:span><text:span text:style-name="T8">Xxx</text:span> : Dossier de <text:span text:style-name="T15">conception</text:span> <text:span text:style-name="T17">fonctionnelle</text:span> de l'application</text:p>
        </text:list-item>
        <text:list-item>
          <text:p text:style-name="P64"><text:span text:style-name="T7">D</text:span><text:span text:style-name="T14">E</text:span><text:span text:style-name="T7"> – </text:span><text:span text:style-name="T14">OC PIZZA</text:span> : Dossier d’<text:span text:style-name="T39">exploitation de l’application</text:span></text:p>
        </text:list-item>
        <text:list-item>
          <text:p text:style-name="P65"><text:span text:style-name="T13">PV</text:span><text:span text:style-name="T7"> – </text:span><text:span text:style-name="T14">OC PIZZA</text:span> : <text:span text:style-name="T38">PV de livraison final de l’application</text:span></text:p>
        </text:list-item>
      </text:list>
      <text:h text:style-name="P71" text:outline-level="1">Architecture Technique</text:h>
      <text:h text:style-name="P77" text:outline-level="2">Composants généraux</text:h>
      <text:h text:style-name="P84" text:outline-level="3">Package A</text:h>
      <text:h text:style-name="P88" text:outline-level="4">Composant X</text:h>
      <text:p text:style-name="P41">Description et rôle/objectif...</text:p>
      <text:h text:style-name="Heading_20_4" text:outline-level="4">Composant Y</text:h>
      <text:h text:style-name="Heading_20_3" text:outline-level="3">Package B</text:h>
      <text:h text:style-name="Heading_20_4" text:outline-level="4">Composant Z</text:h>
      <text:p text:style-name="P37"/>
      <text:h text:style-name="Heading_20_2" text:outline-level="2">Application Web</text:h>
      <text:p text:style-name="P40"><text:span text:style-name="T18">La pile logicielle </text:span>est la suivante :</text:p>
      <text:list xml:id="list224370683867105171" text:style-name="L3">
        <text:list-item>
          <text:p text:style-name="P68">Application <text:span text:style-name="T7">J2EE</text:span> (JDK version 1.<text:span text:style-name="T18">8</text:span>) / <text:span text:style-name="T10">PHP</text:span><text:span text:style-name="T22"> (version) / </text:span><text:span text:style-name="T10">Python</text:span><text:span text:style-name="T22">… </text:span></text:p>
        </text:list-item>
        <text:list-item>
          <text:p text:style-name="P69">Serveur d'application <text:span text:style-name="T20">JOnAS 5.2.4 / ...</text:span></text:p>
        </text:list-item>
      </text:list>
      <text:p text:style-name="P61"/>
      <text:p text:style-name="P51">Diagramme UML de Composants</text:p>
      <text:h text:style-name="Heading_20_3" text:outline-level="3">Composants X</text:h>
      <text:p text:style-name="P41">Description et rôle/objectif...</text:p>
      <text:h text:style-name="Heading_20_3" text:outline-level="3">Composants Y et Z</text:h>
      <text:p text:style-name="Text_20_body"/>
      <text:h text:style-name="P78" text:outline-level="2">Application XXX...</text:h>
      <text:p text:style-name="P42"/>
      <text:h text:style-name="P73" text:outline-level="1">Architecture de Déploiement</text:h>
      <text:p text:style-name="P43">Diagramme UML de déploiement</text:p>
      <text:p text:style-name="P44">Explication / commentaires si nécessaires...</text:p>
      <text:h text:style-name="Heading_20_2" text:outline-level="2">Serveur de Ba<text:span text:style-name="T23">se de données</text:span></text:h>
      <text:p text:style-name="P44">Description</text:p>
      <text:p text:style-name="P44">Caractéristiques techniques (ex: Serveur Linux Debian Jessie + PostgreSQL 9.6…)</text:p>
      <text:p text:style-name="P45">Informations importantes / points particuliers</text:p>
      <text:h text:style-name="Heading_20_2" text:outline-level="2">Serveur <text:span text:style-name="T24">XXX</text:span></text:h>
      <text:p text:style-name="Text_20_body">...</text:p>
      <text:h text:style-name="P72" text:outline-level="1">Architecture logicielle</text:h>
      <text:h text:style-name="P79" text:outline-level="2">Principes généraux</text:h>
      <text:p text:style-name="P46">Les sources et versions du projet sont gérées par <text:span text:style-name="T11">Git</text:span><text:span text:style-name="T27">, </text:span><text:span text:style-name="T26">les</text:span> dépendances <text:span text:style-name="T30">et le packaging</text:span> par <text:span text:style-name="T11">Apache M</text:span><text:span text:style-name="T7">aven / </text:span><text:span text:style-name="T12">Grunt / ...</text:span>.</text:p>
      <text:p text:style-name="P46">...</text:p>
      <text:h text:style-name="P85" text:outline-level="3">Les couches</text:h>
      <text:p text:style-name="P47">L'architecture applicative est la suivante :</text:p>
      <text:list xml:id="list4252092774073754056" text:style-name="L4">
        <text:list-item>
          <text:p text:style-name="P70"><text:span text:style-name="T19">une</text:span><text:span text:style-name="T25"> </text:span><text:span text:style-name="T21">couche</text:span><text:span text:style-name="T20"> business</text:span> : responsable de la logique métier du composant</text:p>
        </text:list-item>
        <text:list-item>
          <text:p text:style-name="P70"><text:span text:style-name="T19">une</text:span><text:span text:style-name="T25"> </text:span><text:span text:style-name="T21">couche</text:span><text:span text:style-name="T20"> model</text:span> : implémentation du modèle des objets métiers</text:p>
        </text:list-item>
        <text:list-item>
          <text:p text:style-name="P70">…</text:p>
          <text:list>
            <text:list-item>
              <text:p text:style-name="P70">…</text:p>
            </text:list-item>
          </text:list>
        </text:list-item>
        <text:list-item>
          <text:p text:style-name="P70">...</text:p>
        </text:list-item>
      </text:list>
      <text:h text:style-name="P85" text:outline-level="3">Les modules</text:h>
      <text:p text:style-name="P38">Ex: modules Maven dans le cas d’application multi-module...</text:p>
      <text:h text:style-name="P85" text:outline-level="3">Structure des sources</text:h>
      <text:p text:style-name="P39">La structuration des répertoires du projet suit la logique suivante :</text:p>
      <text:list xml:id="list8190245116488929085" text:style-name="L5">
        <text:list-item>
          <text:p text:style-name="P66">les répertoires sources sont crées de façon à respecter la philosophie Maven (à savoir : « convention plutôt que configuration »)</text:p>
          <text:p text:style-name="P90"><text:span text:style-name="T31">racine</text:span><text:line-break/> <text:span text:style-name="T28">├─</text:span> <text:span text:style-name="T25">pom.xml</text:span><text:line-break/> <text:span text:style-name="T28">├─</text:span> &lt;moduleX&gt;<text:line-break/> <text:span text:style-name="T28">│ <text:s text:c="2"/>├─ </text:span><text:span text:style-name="T29">pom.xml</text:span><text:span text:style-name="T28"><text:line-break/> │ <text:s text:c="2"/>└─ src<text:line-break/> │ <text:s text:c="6"/>├─ main<text:line-break/> │ <text:s text:c="6"/>│ <text:s text:c="2"/>├─ java<text:line-break/> │ <text:s text:c="6"/>│ <text:s text:c="2"/>└─ resources<text:line-break/> │ <text:s text:c="6"/>└─ test<text:line-break/> │ <text:s text:c="10"/>├─ java<text:line-break/> │ <text:s text:c="10"/>└─ resources</text:span><text:line-break/> ├─ &lt;moduleY&gt;<text:line-break/> <text:span text:style-name="T28">│ <text:s text:c="2"/>├─ </text:span><text:span text:style-name="T29">pom.xml</text:span><text:span text:style-name="T28"><text:line-break/> │ <text:s text:c="2"/>└─ src<text:line-break/> │ <text:s text:c="6"/>├─ main<text:line-break/> │ <text:s text:c="6"/>│ <text:s text:c="2"/>├─ java<text:line-break/> │ <text:s text:c="6"/>│ <text:s text:c="2"/>└─ resources<text:line-break/> │ <text:s text:c="6"/>└─ test<text:line-break/> │ <text:s text:c="10"/>├─ java<text:line-break/> │ <text:s text:c="10"/>└─ ressources<text:line-break/> └─ src<text:line-break/> <text:s text:c="4"/>└─ lib<text:line-break/></text:span></text:p>
        </text:list-item>
        <text:list-item>
          <text:p text:style-name="P67">...</text:p>
        </text:list-item>
      </text:list>
      <text:p text:style-name="P39"><text:soft-page-break/></text:p>
      <text:p text:style-name="P39"/>
      <text:h text:style-name="P83" text:outline-level="2">Application W<text:span text:style-name="T32">eb</text:span></text:h>
      <text:p text:style-name="P46">…</text:p>
      <text:p text:style-name="P48">Si besoin, diagramme UML de composants pour monter les différents modules et leur inter-dépendances</text:p>
      <text:h text:style-name="P80" text:outline-level="2">Application Xxx</text:h>
      <text:p text:style-name="P39">…</text:p>
      <text:h text:style-name="P74" text:outline-level="1">Points particuliers</text:h>
      <text:h text:style-name="P81" text:outline-level="2">Gestion des logs</text:h>
      <text:p text:style-name="P49">…</text:p>
      <text:h text:style-name="P81" text:outline-level="2"><text:bookmark-start text:name="__RefHeading__7193_1280642937"/>Fichiers de configuration<text:bookmark-end text:name="__RefHeading__7193_1280642937"/></text:h>
      <text:h text:style-name="P86" text:outline-level="3">Application web</text:h>
      <text:p text:style-name="Text_20_body">...</text:p>
      <text:h text:style-name="P89" text:outline-level="4">Datasources</text:h>
      <text:p text:style-name="Text_20_body">...</text:p>
      <text:h text:style-name="P89" text:outline-level="4">Fichier <text:span text:style-name="T33">xxx.yyy</text:span></text:h>
      <text:p text:style-name="Standard">...</text:p>
      <text:h text:style-name="P87" text:outline-level="3">Application Xxx</text:h>
      <text:p text:style-name="Text_20_body">...</text:p>
      <text:h text:style-name="P81" text:outline-level="2">Ressources</text:h>
      <text:p text:style-name="P49">...</text:p>
      <text:h text:style-name="Heading_20_2" text:outline-level="2">Environnement de développement</text:h>
      <text:p text:style-name="Text_20_body"/>
      <text:h text:style-name="P82" text:outline-level="2">Procédure de packaging / livraison</text:h>
      <text:p text:style-name="Text_20_body"/>
      <text:h text:style-name="Heading_20_2" text:outline-level="2">XXX</text:h>
      <text:p text:style-name="Text_20_body">…</text:p>
      <text:p text:style-name="P50"/>
      <text:p text:style-name="P50"/>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5"/>
          </table:table-cell>
          <table:table-cell table:style-name="Tableau1.B1" office:value-type="string">
            <text:p text:style-name="P26"/>
          </table:table-cell>
        </table:table-row>
        <table:table-row>
          <table:table-cell table:style-name="Tableau1.A2" office:value-type="string">
            <text:p text:style-name="P25"/>
          </table:table-cell>
          <table:table-cell table:style-name="Tableau1.B2" office:value-type="string">
            <text:p text:style-name="P2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d13f4" officeooo:paragraph-rsid="006d13f4"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d7899" officeooo:paragraph-rsid="006d7899"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6d7899"/>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4" style:family="text">
      <style:text-properties officeooo:rsid="001b7e3f"/>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Dev_tools</text:p>
            </table:table-cell>
            <table:table-cell table:style-name="Tableau6.B1" office:value-type="string">
              <text:p text:style-name="MP2">OC PIZZA</text:p>
              <text:p text:style-name="MP3"><text:user-defined style:data-style-name="N0" text:name="Projet">{{Projet}}</text:user-defined></text:p>
              <text:p text:style-name="MP4"><text:title>Dossier de conception technique</text:title></text:p>
            </table:table-cell>
            <table:table-cell table:style-name="Tableau6.C1" office:value-type="string">
              <text:p text:style-name="MP5">Version : <text:span text:style-name="MT1">2</text:span></text:p>
              <text:p text:style-name="MP5">Date : <text:span text:style-name="MT1">15/09/2019</text:span></text:p>
              <text:p text:style-name="MP5">Page : <text:page-number text:select-page="current">10</text:page-number> /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575cm" svg:y="0cm" svg:width="5.156cm" svg:height="1.397cm" draw:z-index="0"><draw:image xlink:href="Pictures/10000201000000CB00000037A178B10EE68B26F9.png" xlink:type="simple" xlink:show="embed" xlink:actuate="onLoad"/></draw:frame></text:p>
            </table:table-cell>
            <table:table-cell table:style-name="Tableau4.A1" office:value-type="string">
              <text:p text:style-name="MP8"><draw:frame draw:style-name="Mfr1" draw:name="Image2" text:anchor-type="paragraph" svg:x="5.884cm" svg:y="-1cm" svg:width="2.54cm" svg:height="2.54cm" draw:z-index="1"><draw:image xlink:href="Pictures/100000000000015A0000015A145B3093E5451803.pn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Entreprise}}</text:user-defined></text:p>
            </table:table-cell>
            <table:table-cell table:style-name="Tableau5.A1" office:value-type="string">
              <text:p text:style-name="MP10"><text:span text:style-name="MT2">&lt;AdresseEntreprise&gt; – &lt;Téléphone&gt; – &lt;</text:span><text:span text:style-name="MT3">E</text:span><text:span text:style-name="MT2">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4">Xxxx – </text:span>SIREN <text:span text:style-name="MT4">999</text:span> <text:span text:style-name="MT4">999</text:span> <text:span text:style-name="MT4">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5">open</text:span><text:span text:style-name="MT6">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 / <text:page-count>10</text:page-count> </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1.6.2$Linux_X86_64 LibreOffice_project/10m0$Build-2</meta:generator>
    <dc:title>Dossier de conception technique</dc:title>
    <meta:document-statistic meta:table-count="7" meta:image-count="2" meta:object-count="0" meta:page-count="10" meta:paragraph-count="156" meta:word-count="771" meta:character-count="4478" meta:non-whitespace-character-count="3776"/>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